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 fo:min-height="1.122cm" fo:min-width="13.597cm"/>
    </style:style>
    <style:style style:name="gr2" style:family="graphic" style:parent-style-name="standard">
      <style:graphic-properties svg:stroke-width="0.028cm" svg:stroke-color="#000000" draw:marker-start-width="0.242cm" draw:marker-end-width="0.242cm" draw:fill="hatch" draw:fill-color="#dde8cb" draw:fill-hatch-name="Black_20_45_20_Degrees_20_Wide" draw:opacity="38%" draw:textarea-horizontal-align="justify" draw:textarea-vertical-align="middle" draw:auto-grow-height="false" fo:min-height="1.094cm" fo:min-width="13.569cm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-color="#ffa6a6" draw:textarea-horizontal-align="justify" draw:textarea-vertical-align="middle" draw:auto-grow-height="false" fo:min-height="2.262cm" fo:min-width="3.282cm" fo:padding-top="0.139cm" fo:padding-bottom="0.139cm" fo:padding-left="0.264cm" fo:padding-right="0.264cm" draw:shadow="visible" draw:shadow-offset-x="0.282cm" draw:shadow-offset-y="0.282cm" draw:shadow-color="#666666"/>
    </style:style>
    <style:style style:name="gr4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1.299cm" fo:min-width="2.515cm" fo:padding-top="0.142cm" fo:padding-bottom="0.142cm" fo:padding-left="0.267cm" fo:padding-right="0.267cm" draw:shadow="visible" draw:shadow-offset-x="0.282cm" draw:shadow-offset-y="0.282cm"/>
    </style:style>
    <style:style style:name="gr5" style:family="graphic" style:parent-style-name="standard">
      <style:graphic-properties svg:stroke-width="0.106cm" svg:stroke-color="#000000" draw:marker-start-width="0.358cm" draw:marker-end="Symmetric_20_Arrow" draw:marker-end-width="0.358cm" draw:textarea-vertical-align="middle" fo:padding-top="0.177cm" fo:padding-bottom="0.177cm" fo:padding-left="0.302cm" fo:padding-right="0.302cm"/>
    </style:style>
    <style:style style:name="gr6" style:family="graphic" style:parent-style-name="standard">
      <style:graphic-properties svg:stroke-width="0.028cm" svg:stroke-color="#000000" draw:marker-start-width="0.242cm" draw:marker-end-width="0.242cm" draw:fill-color="#d4ea6b" draw:textarea-horizontal-align="justify" draw:textarea-vertical-align="middle" draw:auto-grow-height="false" fo:min-height="2.262cm" fo:min-width="3.282cm" fo:padding-top="0.139cm" fo:padding-bottom="0.139cm" fo:padding-left="0.264cm" fo:padding-right="0.264cm" draw:shadow="visible" draw:shadow-offset-x="0.282cm" draw:shadow-offset-y="0.282cm" draw:shadow-color="#666666"/>
    </style:style>
    <style:style style:name="gr7" style:family="graphic" style:parent-style-name="standard">
      <style:graphic-properties svg:stroke-width="0.106cm" svg:stroke-color="#000000" draw:marker-start-width="0.359cm" draw:marker-end="Symmetric_20_Arrow" draw:marker-end-width="0.359cm" draw:fill-color="#000000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svg:stroke-width="0.106cm" svg:stroke-color="#000000" draw:marker-start-width="0.359cm" draw:marker-end="Symmetric_20_Arrow" draw:marker-end-width="0.359cm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1.304cm" fo:min-width="2.515cm" fo:padding-top="0.142cm" fo:padding-bottom="0.142cm" fo:padding-left="0.267cm" fo:padding-right="0.267cm" draw:shadow="visible" draw:shadow-offset-x="0.282cm" draw:shadow-offset-y="0.282cm"/>
    </style:style>
    <style:style style:name="gr10" style:family="graphic" style:parent-style-name="standard">
      <style:graphic-properties svg:stroke-width="0.106cm" svg:stroke-color="#000000" draw:marker-start="Symmetric_20_Arrow" draw:marker-start-width="0.359cm" draw:marker-end="" draw:marker-end-width="0.359cm" draw:fill-color="#000000" draw:textarea-vertical-align="middle" fo:padding-top="0.178cm" fo:padding-bottom="0.178cm" fo:padding-left="0.303cm" fo:padding-right="0.303cm"/>
    </style:style>
    <style:style style:name="gr11" style:family="graphic" style:parent-style-name="objectwithoutfill">
      <style:graphic-properties svg:stroke-width="0.106cm" svg:stroke-color="#000000" draw:marker-start-width="0.359cm" draw:marker-end="" draw:marker-end-width="0.359cm" draw:fill="solid" draw:textarea-vertical-align="middle" fo:padding-top="0.178cm" fo:padding-bottom="0.178cm" fo:padding-left="0.303cm" fo:padding-right="0.303cm"/>
    </style:style>
    <style:style style:name="gr12" style:family="graphic" style:parent-style-name="objectwithoutfill">
      <style:graphic-properties svg:stroke-width="0.106cm" svg:stroke-color="#000000" draw:marker-start-width="0.359cm" draw:marker-end="Symmetric_20_Arrow" draw:marker-end-width="0.459cm" draw:fill="solid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2.256cm" fo:min-width="2.514cm" fo:padding-top="0.142cm" fo:padding-bottom="0.142cm" fo:padding-left="0.267cm" fo:padding-right="0.267cm" draw:shadow="visible" draw:shadow-offset-x="0.282cm" draw:shadow-offset-y="0.282cm"/>
    </style:style>
    <style:style style:name="gr14" style:family="graphic" style:parent-style-name="standard">
      <style:graphic-properties draw:fill-color="#999999" draw:textarea-horizontal-align="justify" draw:textarea-vertical-align="middle" draw:auto-grow-height="false" fo:min-height="1.122cm" fo:min-width="13.597cm"/>
    </style:style>
    <style:style style:name="gr15" style:family="graphic" style:parent-style-name="standard">
      <style:graphic-properties svg:stroke-width="0.028cm" svg:stroke-color="#000000" draw:marker-start-width="0.242cm" draw:marker-end-width="0.242cm" draw:fill="hatch" draw:fill-color="#dde8cb" draw:fill-hatch-name="Black_20_45_20_Degrees_20_Wide" draw:opacity="47%" draw:textarea-horizontal-align="justify" draw:textarea-vertical-align="middle" draw:auto-grow-height="false" fo:min-height="1.094cm" fo:min-width="13.569cm" fo:padding-top="0.139cm" fo:padding-bottom="0.139cm" fo:padding-left="0.264cm" fo:padding-right="0.264cm"/>
    </style:style>
    <style:style style:name="gr16" style:family="graphic" style:parent-style-name="standard">
      <style:graphic-properties svg:stroke-width="0.106cm" svg:stroke-color="#000000" draw:marker-start="Symmetric_20_Arrow" draw:marker-start-width="0.358cm" draw:marker-end="" draw:marker-end-width="0.358cm" draw:textarea-vertical-align="middle" fo:padding-top="0.177cm" fo:padding-bottom="0.177cm" fo:padding-left="0.302cm" fo:padding-right="0.302cm"/>
    </style:style>
    <style:style style:name="P1" style:family="paragraph">
      <loext:graphic-properties draw:fill-color="#729fcf"/>
      <style:paragraph-properties fo:text-align="center"/>
    </style:style>
    <style:style style:name="P2" style:family="paragraph">
      <style:paragraph-properties fo:margin-left="0cm" fo:margin-right="0.051cm" fo:text-align="center" fo:text-indent="0.152cm"/>
    </style:style>
    <style:style style:name="P3" style:family="paragraph">
      <loext:graphic-properties draw:fill="hatch" draw:fill-color="#dde8cb" draw:fill-hatch-name="Black_20_45_20_Degrees_20_Wide" draw:opacity="38%"/>
      <style:paragraph-properties fo:margin-left="0cm" fo:margin-right="0.051cm" fo:text-align="center" fo:text-indent="0.152cm"/>
      <style:text-properties style:font-name="Source Code Pro1"/>
    </style:style>
    <style:style style:name="P4" style:family="paragraph">
      <style:paragraph-properties fo:text-align="center"/>
    </style:style>
    <style:style style:name="P5" style:family="paragraph">
      <loext:graphic-properties draw:fill-color="#ffa6a6"/>
      <style:paragraph-properties fo:text-align="center"/>
      <style:text-properties style:font-name="Source Code Pro1" fo:font-size="18pt" style:font-size-asian="18pt" style:font-size-complex="18pt"/>
    </style:style>
    <style:style style:name="P6" style:family="paragraph">
      <loext:graphic-properties draw:fill="solid" draw:fill-color="#eeeeee"/>
      <style:paragraph-properties fo:text-align="center"/>
      <style:text-properties style:font-name="Source Code Pro1"/>
    </style:style>
    <style:style style:name="P7" style:family="paragraph">
      <loext:graphic-properties draw:fill-color="#d4ea6b"/>
      <style:paragraph-properties fo:text-align="center"/>
      <style:text-properties style:font-name="Source Code Pro1" fo:font-size="18pt" style:font-size-asian="18pt" style:font-size-complex="18pt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-color="#999999"/>
      <style:paragraph-properties fo:text-align="center"/>
    </style:style>
    <style:style style:name="P11" style:family="paragraph">
      <loext:graphic-properties draw:fill="hatch" draw:fill-color="#dde8cb" draw:fill-hatch-name="Black_20_45_20_Degrees_20_Wide" draw:opacity="47%"/>
      <style:paragraph-properties fo:margin-left="0cm" fo:margin-right="0.051cm" fo:text-align="center" fo:text-indent="0.152cm"/>
      <style:text-properties style:font-name="Source Code Pro1"/>
    </style:style>
    <style:style style:name="T1" style:family="text">
      <style:text-properties style:font-name="Source Code Pro1"/>
    </style:style>
    <style:style style:name="T2" style:family="text">
      <style:text-properties style:font-name="Source Code Pro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097cm" svg:height="1.372cm" svg:x="0.04cm" svg:y="22.8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4.097cm" svg:height="1.372cm" svg:x="0.04cm" svg:y="22.924cm">
          <text:p text:style-name="P2"><text:span text:style-name="T1">Interfac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1" draw:id="id1" draw:layer="layout" svg:width="3.81cm" svg:height="2.54cm" svg:x="0.167cm" svg:y="6.38cm">
          <text:p text:style-name="P4"><text:span text:style-name="T2">Internet</text:span></text:p>
          <text:p text:style-name="P4"><text:span text:style-name="T2">In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4" draw:id="id4" draw:layer="layout" svg:width="3.048cm" svg:height="2.532cm" svg:x="0.551cm" svg:y="10.233cm">
          <text:p text:style-name="P4"><text:span text:style-name="T1">Segment</text:span></text:p>
          <text:p text:style-name="P4"><text:span text:style-name="T1">In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5" draw:text-style-name="P4" draw:layer="layout" svg:x1="2.086cm" svg:y1="1.452cm" svg:x2="2.072cm" svg:y2="6.38cm" draw:end-shape="id1" draw:end-glue-point="0" svg:d="M2086 1452v2207h-14v2721" svg:viewBox="0 0 15 4929">
          <text:p/>
        </draw:connector>
        <draw:custom-shape draw:style-name="gr6" draw:text-style-name="P7" xml:id="id2" draw:id="id2" draw:layer="layout" svg:width="3.81cm" svg:height="2.54cm" svg:x="4.615cm" svg:y="14.27cm">
          <draw:glue-point draw:id="4" svg:x="2.22cm" svg:y="5.318cm"/>
          <draw:glue-point draw:id="5" svg:x="-2.446cm" svg:y="5.818cm"/>
          <text:p text:style-name="P4"><text:span text:style-name="T2">Transport</text:span></text:p>
          <draw:enhanced-geometry svg:viewBox="0 0 21600 21600" draw:type="rectangle" draw:enhanced-path="M 0 0 L 21600 0 21600 21600 0 21600 0 0 Z N"/>
        </draw:custom-shape>
        <draw:connector draw:style-name="gr7" draw:text-style-name="P8" draw:layer="layout" svg:x1="7.365cm" svg:y1="16.81cm" svg:x2="8.714cm" svg:y2="18.28cm" draw:start-shape="id2" draw:start-glue-point="4" draw:end-shape="id3" draw:end-glue-point="5" svg:d="M7365 16810v874h1349v596" svg:viewBox="0 0 1350 1471">
          <text:p/>
        </draw:connector>
        <draw:connector draw:style-name="gr8" draw:text-style-name="P4" draw:layer="layout" svg:x1="2.072cm" svg:y1="8.92cm" svg:x2="2.075cm" svg:y2="10.233cm" draw:start-shape="id1" draw:start-glue-point="2" draw:end-shape="id4" draw:end-glue-point="5" svg:d="M2072 8920v796h3v517" svg:viewBox="0 0 4 1314">
          <text:p/>
        </draw:connector>
        <draw:connector draw:style-name="gr8" draw:text-style-name="P4" draw:layer="layout" svg:x1="2.075cm" svg:y1="12.765cm" svg:x2="6.52cm" svg:y2="14.27cm" draw:start-shape="id4" draw:start-glue-point="7" draw:end-shape="id2" draw:end-glue-point="0" svg:d="M2075 12765v896h4445v609" svg:viewBox="0 0 4446 1506">
          <text:p/>
        </draw:connector>
        <draw:custom-shape draw:style-name="gr9" draw:text-style-name="P6" xml:id="id3" draw:id="id3" draw:layer="layout" svg:width="3.048cm" svg:height="2.54cm" svg:x="7.19cm" svg:y="18.28cm">
          <text:p text:style-name="P4"><text:span text:style-name="T1">Data</text:span></text:p>
          <text:p text:style-name="P4"><text:span text:style-name="T1">In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6" xml:id="id5" draw:id="id5" draw:layer="layout" svg:width="3.048cm" svg:height="2.54cm" svg:x="3.345cm" svg:y="18.28cm">
          <text:p text:style-name="P4"><text:span text:style-name="T1">Data</text:span></text:p>
          <text:p text:style-name="P4"><text:span text:style-name="T1">Out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0" draw:text-style-name="P8" draw:layer="layout" svg:x1="5.589cm" svg:y1="16.81cm" svg:x2="4.869cm" svg:y2="18.28cm" draw:start-shape="id2" draw:start-glue-point="5" draw:end-shape="id5" draw:end-glue-point="5" svg:d="M5589 16810v874h-720v596" svg:viewBox="0 0 721 1471">
          <text:p/>
        </draw:connector>
        <draw:line draw:style-name="gr11" draw:text-style-name="P9" draw:layer="layout" svg:x1="1.44cm" svg:y1="22.89cm" svg:x2="1.44cm" svg:y2="15.44cm">
          <text:p/>
        </draw:line>
        <draw:line draw:style-name="gr12" draw:text-style-name="P9" draw:layer="layout" svg:x1="1.44cm" svg:y1="15.44cm" svg:x2="4.615cm" svg:y2="15.44cm">
          <text:p/>
        </draw:line>
        <draw:line draw:style-name="gr12" draw:text-style-name="P9" draw:layer="layout" svg:x1="4.826cm" svg:y1="22.86cm" svg:x2="4.826cm" svg:y2="20.828cm">
          <text:p/>
        </draw:line>
        <draw:line draw:style-name="gr12" draw:text-style-name="P9" draw:layer="layout" svg:x1="8.763cm" svg:y1="20.828cm" svg:x2="8.763cm" svg:y2="22.86cm">
          <text:p/>
        </draw:line>
        <draw:custom-shape draw:style-name="gr9" draw:text-style-name="P6" xml:id="id6" draw:id="id6" draw:layer="layout" svg:width="3.048cm" svg:height="2.54cm" svg:x="10.33cm" svg:y="10.198cm">
          <text:p text:style-name="P4"><text:span text:style-name="T1">Segment</text:span></text:p>
          <text:p text:style-name="P4"><text:span text:style-name="T1">Out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8" draw:text-style-name="P4" draw:layer="layout" svg:x1="8.425cm" svg:y1="15.54cm" svg:x2="11.854cm" svg:y2="12.738cm" draw:start-shape="id2" draw:start-glue-point="1" draw:end-shape="id6" draw:end-glue-point="7" svg:d="M8425 15540h3429v-2802" svg:viewBox="0 0 3430 2803">
          <text:p/>
        </draw:connector>
        <draw:custom-shape draw:style-name="gr3" draw:text-style-name="P5" xml:id="id7" draw:id="id7" draw:layer="layout" svg:width="3.81cm" svg:height="2.54cm" svg:x="9.949cm" svg:y="6.38cm">
          <text:p text:style-name="P4"><text:span text:style-name="T2">Internet</text:span></text:p>
          <text:p text:style-name="P4"><text:span text:style-name="T2">Out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xml:id="id8" draw:id="id8" draw:layer="layout" svg:width="3.048cm" svg:height="2.54cm" draw:transform="rotate (-3.14159265358979) translate (13.378cm 5.183cm)">
          <text:p text:style-name="P4"><text:span text:style-name="T1">Frame</text:span></text:p>
          <text:p text:style-name="P4"><text:span text:style-name="T1">Out</text:span></text:p>
          <draw:enhanced-geometry svg:viewBox="0 0 88 21600" draw:mirror-vertical="true" draw:mirror-horizontal="tru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8" draw:text-style-name="P4" draw:layer="layout" svg:x1="11.854cm" svg:y1="10.198cm" svg:x2="11.854cm" svg:y2="8.92cm" draw:start-shape="id6" draw:start-glue-point="5" draw:end-shape="id7" draw:end-glue-point="2" svg:d="M11854 10198v-1278" svg:viewBox="0 0 1 1279">
          <text:p/>
        </draw:connector>
        <draw:connector draw:style-name="gr8" draw:text-style-name="P4" draw:layer="layout" svg:x1="11.854cm" svg:y1="6.38cm" svg:x2="11.855cm" svg:y2="5.183cm" draw:start-shape="id7" draw:start-glue-point="0" draw:end-shape="id8" draw:end-glue-point="7" svg:d="M11854 6380v-455h1v-742" svg:viewBox="0 0 2 1198">
          <text:p/>
        </draw:connector>
        <draw:custom-shape draw:style-name="gr14" draw:text-style-name="P10" draw:layer="layout" svg:width="14.097cm" svg:height="1.372cm" svg:x="0.04cm" svg:y="0.09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14.097cm" svg:height="1.372cm" svg:x="0.04cm" svg:y="0.124cm">
          <text:p text:style-name="P2"><text:span text:style-name="T1">Link Interface</text:span></text:p>
          <draw:enhanced-geometry svg:viewBox="0 0 21600 21600" draw:type="rectangle" draw:enhanced-path="M 0 0 L 21600 0 21600 21600 0 21600 0 0 Z N"/>
        </draw:custom-shape>
        <draw:connector draw:style-name="gr16" draw:text-style-name="P4" draw:layer="layout" svg:x1="11.851cm" svg:y1="1.521cm" svg:x2="11.855cm" svg:y2="2.644cm" draw:end-shape="id8" draw:end-glue-point="5" svg:d="M11851 1521v302h4v821" svg:viewBox="0 0 5 112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.148cm" fo:page-height="24.3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0T19:49:40.083229256</meta:creation-date>
    <dc:date>2019-09-18T10:47:11.691847458</dc:date>
    <meta:editing-duration>PT59M24S</meta:editing-duration>
    <meta:editing-cycles>18</meta:editing-cycles>
    <meta:generator>LibreOffice/6.2.7.1$Linux_X86_64 LibreOffice_project/20$Build-1</meta:generator>
    <meta:document-statistic meta:object-count="25"/>
  </office:meta>
</office:document-meta>
</file>